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6c4c9" officeooo:paragraph-rsid="0006c4c9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6c4c9"/>
    </style:style>
    <style:style style:name="P4" style:family="paragraph" style:parent-style-name="Text_20_body">
      <style:paragraph-properties fo:text-align="justify" style:justify-single-word="false"/>
      <style:text-properties officeooo:paragraph-rsid="002681aa"/>
    </style:style>
    <style:style style:name="P5" style:family="paragraph" style:parent-style-name="Text_20_body">
      <style:paragraph-properties fo:text-align="justify" style:justify-single-word="false"/>
      <style:text-properties officeooo:paragraph-rsid="0078797a"/>
    </style:style>
    <style:style style:name="P6" style:family="paragraph" style:parent-style-name="Text_20_body">
      <style:paragraph-properties fo:text-align="justify" style:justify-single-word="false"/>
      <style:text-properties officeooo:paragraph-rsid="00bf6427"/>
    </style:style>
    <style:style style:name="P7" style:family="paragraph" style:parent-style-name="Text_20_body">
      <style:paragraph-properties fo:text-align="center" style:justify-single-word="false"/>
      <style:text-properties fo:font-style="italic" fo:font-weight="bold" officeooo:paragraph-rsid="00b9a6d1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 fo:text-align="justify" style:justify-single-word="false"/>
      <style:text-properties officeooo:rsid="0006c4c9" officeooo:paragraph-rsid="0006c4c9"/>
    </style:style>
    <style:style style:name="P9" style:family="paragraph" style:parent-style-name="Text_20_body">
      <style:paragraph-properties fo:text-align="justify" style:justify-single-word="false"/>
      <style:text-properties officeooo:rsid="0006c4c9" officeooo:paragraph-rsid="002c0df9"/>
    </style:style>
    <style:style style:name="P10" style:family="paragraph" style:parent-style-name="Text_20_body">
      <style:paragraph-properties fo:text-align="justify" style:justify-single-word="false"/>
      <style:text-properties officeooo:rsid="0006c4c9" officeooo:paragraph-rsid="006f2b84"/>
    </style:style>
    <style:style style:name="P11" style:family="paragraph" style:parent-style-name="Text_20_body">
      <style:paragraph-properties fo:text-align="justify" style:justify-single-word="false"/>
      <style:text-properties officeooo:rsid="00dc59cf" officeooo:paragraph-rsid="00dc59cf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 fo:background-color="transparent"/>
      <style:text-properties officeooo:rsid="00768836" officeooo:paragraph-rsid="00b13b2b"/>
    </style:style>
    <style:style style:name="P13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officeooo:paragraph-rsid="00b13b2b"/>
    </style:style>
    <style:style style:name="P14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fo:font-weight="bold" officeooo:rsid="000057c8" officeooo:paragraph-rsid="00b13b2b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ca3834" style:font-style-asian="italic" style:font-style-complex="italic"/>
    </style:style>
    <style:style style:name="T3" style:family="text">
      <style:text-properties officeooo:rsid="0006c4c9"/>
    </style:style>
    <style:style style:name="T4" style:family="text">
      <style:text-properties officeooo:rsid="001a87a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6c4c9"/>
    </style:style>
    <style:style style:name="T7" style:family="text">
      <style:text-properties officeooo:rsid="001fc6ba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style:text-underline-style="solid" style:text-underline-type="double" style:text-underline-width="auto" style:text-underline-color="font-color" officeooo:rsid="001fc6ba"/>
    </style:style>
    <style:style style:name="T10" style:family="text">
      <style:text-properties style:text-underline-style="solid" style:text-underline-type="double" style:text-underline-width="auto" style:text-underline-color="font-color" officeooo:rsid="0006c4c9"/>
    </style:style>
    <style:style style:name="T11" style:family="text">
      <style:text-properties fo:language="grc" fo:country="GR" officeooo:rsid="00694688"/>
    </style:style>
    <style:style style:name="T12" style:family="text">
      <style:text-properties fo:language="grc" fo:country="GR" officeooo:rsid="00a6290f"/>
    </style:style>
    <style:style style:name="T13" style:family="text">
      <style:text-properties fo:language="grc" fo:country="GR" officeooo:rsid="00a6981c"/>
    </style:style>
    <style:style style:name="T14" style:family="text">
      <style:text-properties fo:language="grc" fo:country="GR" officeooo:rsid="00bf2259"/>
    </style:style>
    <style:style style:name="T15" style:family="text">
      <style:text-properties officeooo:rsid="002681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1f785" style:font-weight-asian="bold" style:font-weight-complex="bold"/>
    </style:style>
    <style:style style:name="T18" style:family="text">
      <style:text-properties fo:font-weight="bold" officeooo:rsid="00484b52" style:font-weight-asian="bold" style:font-weight-complex="bold"/>
    </style:style>
    <style:style style:name="T19" style:family="text">
      <style:text-properties fo:font-weight="bold" officeooo:rsid="007309cf" style:font-weight-asian="bold" style:font-weight-complex="bold"/>
    </style:style>
    <style:style style:name="T20" style:family="text">
      <style:text-properties fo:font-weight="bold" officeooo:rsid="00d2635b" style:font-weight-asian="bold" style:font-weight-complex="bold"/>
    </style:style>
    <style:style style:name="T21" style:family="text">
      <style:text-properties officeooo:rsid="0041412b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75dd3d" style:font-style-asian="normal" style:font-style-complex="normal"/>
    </style:style>
    <style:style style:name="T24" style:family="text">
      <style:text-properties style:text-position="super 58%"/>
    </style:style>
    <style:style style:name="T25" style:family="text">
      <style:text-properties officeooo:rsid="00b13b2b"/>
    </style:style>
    <style:style style:name="T26" style:family="text">
      <style:text-properties officeooo:rsid="007309cf"/>
    </style:style>
    <style:style style:name="T27" style:family="text">
      <style:text-properties officeooo:rsid="00b2c87f"/>
    </style:style>
    <style:style style:name="T28" style:family="text">
      <style:text-properties officeooo:rsid="00b8b731"/>
    </style:style>
    <style:style style:name="T29" style:family="text">
      <style:text-properties officeooo:rsid="00b9a6d1"/>
    </style:style>
    <style:style style:name="T30" style:family="text">
      <style:text-properties officeooo:rsid="00ca3834"/>
    </style:style>
    <style:style style:name="T31" style:family="text">
      <style:text-properties officeooo:rsid="00d7b053"/>
    </style:style>
    <style:style style:name="T32" style:family="text">
      <style:text-properties officeooo:rsid="00db23c2"/>
    </style:style>
    <style:style style:name="T33" style:family="text">
      <style:text-properties officeooo:rsid="00dc59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6">3</text:span><text:span text:style-name="T24">e</text:span> / français / télé-travail n°<text:span text:style-name="T27">2</text:span></text:p>
      <text:p text:style-name="P13"><text:span text:style-name="T17">é</text:span><text:span text:style-name="T18">tude du t</text:span><text:span text:style-name="T19">héâtre : </text:span><text:span text:style-name="T20">biographie d’Alfred Jarry</text:span></text:p>
      <text:p text:style-name="P12"><text:span text:style-name="T23">C</text:span><text:span text:style-name="T22">e cours porte sur le théâtre et vise à vous faire étudier deux extraits d’une pièce d’Alfred Jarry intitulée </text:span><text:span text:style-name="T1">Ubu Roi</text:span><text:span text:style-name="T22">.</text:span></text:p>
      <text:p text:style-name="P2"><text:tab/>Pour ce <text:span text:style-name="T25">deuxième</text:span> envoi, <text:span text:style-name="T25">veuillez lire le texte ci-dessous; vous pouvez dès maintenant lire les pages 4, 8, et 9 du fichier envoyé en pièce jointe, fichier intitulé F3_T2_pièce_jointe.pdf . Il s’agit d’une présentation d’une mise en scène de la pièce par une troupe de théâtre.</text:span></text:p>
      <text:p text:style-name="Horizontal_20_Line"/>
      <text:p text:style-name="P7">Alfred Jarry <text:span text:style-name="T29">et Ubu Roi (d’après Wikipedia)</text:span></text:p>
      <text:p text:style-name="P2"><text:tab/>Alfred Jarry, né à Laval (Mayenne) le 8 septembre 1873 et mort à Paris le 1er novembre 1907, est un poète, romancier, écrivain et dramaturge français. <text:span text:style-name="T16">Il fut aussi dessinateur et graveur</text:span>. Dès 1885, il compose des comédies en vers et en prose.</text:p>
      <text:p text:style-name="P2"><text:tab/>En 1888, sa mère s’installe avec ses deux enfants à Rennes. Jarry entre en rhétorique au lycée de Rennes en octobre 1888. Là, M. Hébert, professeur de physique, incarne aux yeux de ses élèves « tout le grotesque qui est au monde ». L'enseignant devient le héros d’une littérature scolaire abondante, dont un texte intitulé <text:span text:style-name="T1">Les Polonais</text:span> que Jarry, en classe de première, va mettre en forme de comédie : c’est la plus ancienne version d'<text:span text:style-name="T1">Ubu </text:span><text:span text:style-name="T2">R</text:span><text:span text:style-name="T1">oi</text:span>.</text:p>
      <text:p text:style-name="P2"><text:tab/><text:span text:style-name="T8">En 1891-1892</text:span>, <text:span text:style-name="T8">il</text:span> est <text:span text:style-name="T8">élève</text:span> <text:span text:style-name="T8">au lycée Henri IV</text:span> <text:span text:style-name="T8">à Paris</text:span>.<text:span text:style-name="T28"> Ses études de littérature sont un éche</text:span>c. En décembre 1893, il fait un bref passage à la rédaction, avec Fargue, de <text:span text:style-name="T1">L'Art littéraire</text:span>, <text:span text:style-name="T30">un </text:span>bulletin mensuel d'art et de critique fondé par Louis Lormel où il signe du nom d'« Alfred-Henry Jarry » une <text:span text:style-name="T1">Berceuse pour endormir les morts</text:span>.</text:p>
      <text:p text:style-name="P2"><text:tab/><text:span text:style-name="T5">Ses</text:span> <text:span text:style-name="T5">publications</text:span> <text:span text:style-name="T5">lui</text:span> <text:span text:style-name="T5">permettent</text:span> <text:span text:style-name="T5">de</text:span> <text:span text:style-name="T5">rencontrer</text:span> <text:span text:style-name="T5">sa</text:span> <text:span text:style-name="T5">femme</text:span> <text:span text:style-name="T5">Rachilde</text:span>. Dans la maison du couple, il présente, en 1894, Ubu Roi. Dès lors, les représentations des pièces de Jarry se suivent.</text:p>
      <text:p text:style-name="P2"><text:tab/>S’identifiant à son personnage et faisant triompher le principe de plaisir sur celui de réalité, Jarry a vécu comme il lui plaisait avec ses trois attributs : la bicyclette, le revolver et l’absinthe. </text:p>
      <text:p text:style-name="Horizontal_20_Line"/>
      <text:p text:style-name="P1">Questions sur le texte. <text:span text:style-name="T4">Sauf mention contraire, toutes les réponses doivent être rédigées sans abréviation.</text:span></text:p>
      <text:p text:style-name="P8">(01) Comment situez-vous Alfred Jarry dans le temps ? Pensez au siècle où il a vécu mais placez-le aussi par rapport à des événements historiques que vous connaissez.</text:p>
      <text:p text:style-name="P6"><text:span text:style-name="T3">(02) Pour Jarry et ses camarades, M. Hébert incarne donc « tout le grotesque qui est au monde ». </text:span><text:span text:style-name="T11">Cherchez le sens </text:span><text:span text:style-name="T13">d</text:span><text:span text:style-name="T14">e </text:span><text:span text:style-name="T12">«g</text:span><text:span text:style-name="T14">rotesque</text:span><text:span text:style-name="T12">»</text:span><text:span text:style-name="T11"> dans un dictionnaire.</text:span></text:p>
      <text:p text:style-name="P9">(03) Alfred Jarry aimait la provocation. Pourquoi peut-on dire que le titre de la Berceuse qu’il écrivit contient un exemple de paradoxe ? Peut-être aurez-vous besoin de chercher le sens de ce mot dans un dictionnaire.</text:p>
      <text:p text:style-name="P11">(04) En littérature, une <text:span text:style-name="T1">énumération</text:span> est le fait d’annoncer une à une les parties d’un tout. Cherchez une énumération dans votre texte montrant la variété des talents de Jarry.</text:p>
      <text:p text:style-name="P10">(0<text:span text:style-name="T33">5</text:span>) Comment appelle-t-on un écriva<text:span text:style-name="T32">in</text:span> qui écrit des pièces de théâtre ? Le mot apparaît au début de votre texte.</text:p>
      <text:p text:style-name="P5"><text:span text:style-name="T3">(06) Recopiez ce qui est écrit en gras en remplaçant </text:span>« <text:span text:style-name="T31">Il</text:span>» <text:span text:style-name="T15">par </text:span>« <text:span text:style-name="T15">Ils</text:span>» <text:span text:style-name="T31">et en transformant la phrase à l’imparfait.</text:span> <text:span text:style-name="T21">Soulignez les mots que vous modifiez.</text:span></text:p>
      <text:p text:style-name="P3"><text:span text:style-name="T3">(07) Quelle est la nature grammaticale </text:span><text:span text:style-name="T6">des mots soulignés dans le texte à l’aide d’un trait simple</text:span><text:span text:style-name="T3"> ?</text:span></text:p>
      <text:p text:style-name="P4"><text:span text:style-name="T3">(08) Quelle est la fonction grammaticale </text:span><text:span text:style-name="T10">des mots soulignés dans le texte </text:span><text:span text:style-name="T9">à l’aide d’un trait double</text:span><text:span text:style-name="T7">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2:18:20.493072133</meta:creation-date>
    <dc:date>2021-04-01T21:12:57.487823553</dc:date>
    <meta:editing-duration>PT3H16M9S</meta:editing-duration>
    <meta:editing-cycles>139</meta:editing-cycles>
    <meta:generator>LibreOffice/6.0.7.3$Linux_X86_64 LibreOffice_project/00m0$Build-3</meta:generator>
    <meta:print-date>2020-03-16T13:02:19.953711446</meta:print-date>
    <meta:document-statistic meta:table-count="0" meta:image-count="0" meta:object-count="0" meta:page-count="1" meta:paragraph-count="19" meta:word-count="549" meta:character-count="3202" meta:non-whitespace-character-count="2665"/>
  </office:meta>
</office:document-meta>
</file>